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48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7cm"/>
    </style:style>
    <style:style style:name="co4" style:family="table-column">
      <style:table-column-properties fo:break-before="auto" style:column-width="3.253cm"/>
    </style:style>
    <style:style style:name="co5" style:family="table-column">
      <style:table-column-properties fo:break-before="auto" style:column-width="0.3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Arial" style:font-name-asian="DejaVu Sans" style:font-name-complex="DejaVu Sans"/>
    </style:style>
    <style:style style:name="ce5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5">
      <style:table-cell-properties fo:border-bottom="none" fo:border-left="0.002cm solid #000000" fo:border-right="none" fo:border-top="0.002cm solid #000000"/>
    </style:style>
    <style:style style:name="ce7" style:family="table-cell" style:parent-style-name="Default" style:data-style-name="N105">
      <style:table-cell-properties fo:border-bottom="none" fo:border-left="0.002cm solid #000000" fo:border-right="none" fo:border-top="none"/>
    </style:style>
    <style:style style:name="ce8" style:family="table-cell" style:parent-style-name="Default" style:data-style-name="N105">
      <style:table-cell-properties fo:border-bottom="0.002cm solid #000000" fo:border-left="0.002cm solid #000000" fo:border-right="none" fo:border-top="none"/>
    </style:style>
    <style:style style:name="ce9" style:family="table-cell" style:parent-style-name="Default" style:data-style-name="N105"/>
    <style:style style:name="ce10" style:family="table-cell" style:parent-style-name="Default" style:data-style-name="N105">
      <style:table-cell-properties fo:border-bottom="none" fo:border-left="none" fo:border-right="0.002cm solid #000000" fo:border-top="0.002cm solid #000000"/>
    </style:style>
    <style:style style:name="ce11" style:family="table-cell" style:parent-style-name="Default" style:data-style-name="N105">
      <style:table-cell-properties fo:border-bottom="none" fo:border-left="none" fo:border-right="0.002cm solid #000000" fo:border-top="none"/>
    </style:style>
    <style:style style:name="ce12" style:family="table-cell" style:parent-style-name="Default" style:data-style-name="N105">
      <style:table-cell-properties fo:border-bottom="0.002cm solid #000000" fo:border-left="none" fo:border-right="0.002cm solid #000000" fo:border-top="none"/>
    </style:style>
    <style:style style:name="ce13" style:family="table-cell" style:parent-style-name="Default" style:data-style-name="N44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enumerazione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>
            <draw:frame table:end-cell-address="enumerazione.L22" table:end-x="0.864cm" table:end-y="0.123cm" draw:z-index="0" draw:style-name="gr1" svg:width="11.724cm" svg:height="9.087cm" svg:x="0.43cm" svg:y="0.187cm">
              <draw:object draw:notify-on-update-of-ranges="enumerazione.B6:enumerazione.B11 enumerazione.A9:enumerazione.A9 enumerazione.D6:enumerazione.D11 enumerazione.A17:enumerazione.A17 enumerazione.D14:enumerazione.D1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esecuzioni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avg</text:p>
          </table:table-cell>
          <table:table-cell table:style-name="ce3" office:value-type="string">
            <text:p>max</text:p>
          </table:table-cell>
          <table:table-cell table:number-columns-repeated="2"/>
        </table:table-row>
        <table:table-row table:style-name="ro1">
          <table:table-cell office:value-type="string">
            <text:p>enum su rete con 8 nodi (tubercolosi)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(senza evidenza)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nessuna evidenza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0">
            <text:p>5000</text:p>
          </table:table-cell>
          <table:table-cell table:number-columns-repeated="2" office:value-type="float" office:value="1">
            <text:p>1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enum su rete con 8 nodi con evidenza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table:style-name="ce2" office:value-type="string">
            <text:p/>
            <text:p/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con evidenza</text:p>
          </table:table-cell>
          <table:table-cell office:value-type="float" office:value="500">
            <text:p>500</text:p>
          </table:table-cell>
          <table:table-cell table:number-columns-repeated="2"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>
            <text:p>1000</text:p>
          </table:table-cell>
          <table:table-cell table:number-columns-repeated="2"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0">
            <text:p>5000</text:p>
          </table:table-cell>
          <table:table-cell table:number-columns-repeated="2"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>
            <draw:frame table:end-cell-address="enumerazione.L42" table:end-x="0.864cm" table:end-y="0.239cm" draw:z-index="1" draw:style-name="gr1" svg:width="11.751cm" svg:height="8.557cm" svg:x="0.403cm" svg:y="0.23cm">
              <draw:object draw:notify-on-update-of-ranges="enumerazione.B14:enumerazione.B19 enumerazione.A9:enumerazione.A9 enumerazione.D28:enumerazione.D33 enumerazione.A17:enumerazione.A17 enumerazione.D35:enumerazione.D4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Enum su rete 3sat piccola</text:p>
          </table:table-cell>
          <table:table-cell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21">
            <text:p>1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51">
            <text:p>1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4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avg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table:number-columns-repeated="3"/>
          <table:table-cell>
            <draw:frame table:end-cell-address="Sheet2.Q27" table:end-x="1.887cm" table:end-y="0.189cm" draw:z-index="1" draw:style-name="gr1" svg:width="21.448cm" svg:height="11.277cm" svg:x="0.762cm" svg:y="0.159cm">
              <draw:object draw:notify-on-update-of-ranges="Sheet2.A18:Sheet2.A18 Sheet2.B15:Sheet2.D15 Sheet2.A19:Sheet2.A19 Sheet2.B16:Sheet2.D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office:value-type="string">
            <text:p>enumer</text:p>
          </table:table-cell>
          <table:table-cell table:number-columns-repeated="18"/>
        </table:table-row>
        <table:table-row table:style-name="ro1">
          <table:table-cell office:value-type="string">
            <text:p>rejection</text:p>
          </table:table-cell>
          <table:table-cell table:number-columns-repeated="18"/>
        </table:table-row>
        <table:table-row table:style-name="ro1">
          <table:table-cell office:value-type="string">
            <text:p>likelihood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table:style-name="ce1" office:value-type="string">
            <text:p>enum</text:p>
          </table:table-cell>
          <table:table-cell table:style-name="ce1" office:value-type="string">
            <text:p>Rejection sampling</text:p>
          </table:table-cell>
          <table:table-cell table:style-name="ce1" office:value-type="string">
            <text:p>Likelihood weighting</text:p>
          </table:table-cell>
          <table:table-cell table:number-columns-repeated="15"/>
        </table:table-row>
        <table:table-row table:style-name="ro1">
          <table:table-cell office:value-type="string">
            <text:p>poly</text:p>
          </table:table-cell>
          <table:table-cell office:value-type="float" office:value="344">
            <text:p>344</text:p>
          </table:table-cell>
          <table:table-cell office:value-type="float" office:value="63">
            <text:p>63</text:p>
          </table:table-cell>
          <table:table-cell office:value-type="float" office:value="77">
            <text:p>77</text:p>
          </table:table-cell>
          <table:table-cell table:number-columns-repeated="15"/>
        </table:table-row>
        <table:table-row table:style-name="ro1">
          <table:table-cell office:value-type="string">
            <text:p>(con evidenza)</text:p>
          </table:table-cell>
          <table:table-cell table:number-columns-repeated="2" office:value-type="float" office:value="67">
            <text:p>67</text:p>
          </table:table-cell>
          <table:table-cell office:value-type="float" office:value="70">
            <text:p>70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medium conn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>
            <text:p>3sat small</text:p>
          </table:table-cell>
          <table:table-cell office:value-type="float" office:value="327">
            <text:p>327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table:number-columns-repeated="15"/>
        </table:table-row>
        <table:table-row table:style-name="ro1">
          <table:table-cell office:value-type="string">
            <text:p>(con evidenza)</text:p>
          </table:table-cell>
          <table:table-cell office:value-type="float" office:value="117">
            <text:p>117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nessuna evidenza</text:p>
          </table:table-cell>
          <table:table-cell table:style-name="ce5" office:value-type="float" office:value="629286">
            <text:p>629286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/>
          <table:table-cell table:style-name="ce13"/>
          <table:table-cell table:number-columns-repeated="13"/>
        </table:table-row>
        <table:table-row table:style-name="ro1">
          <table:table-cell table:style-name="ce4" office:value-type="string">
            <text:p>evidenza random</text:p>
          </table:table-cell>
          <table:table-cell office:value-type="float" office:value="159681">
            <text:p>159681</text:p>
          </table:table-cell>
          <table:table-cell office:value-type="float" office:value="77">
            <text:p>77</text:p>
          </table:table-cell>
          <table:table-cell office:value-type="float" office:value="89">
            <text:p>89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3sat med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style-name="ce6" office:value-type="float" office:value="15.2985733799749">
            <text:p>15,2986</text:p>
          </table:table-cell>
          <table:table-cell table:style-name="ce10" office:value-type="float" office:value="16.071657611194">
            <text:p>16,0717</text:p>
          </table:table-cell>
          <table:table-cell/>
          <table:table-cell table:style-name="ce9" office:value-type="float" office:value="24.7089442706632">
            <text:p>24,7089</text:p>
          </table:table-cell>
          <table:table-cell table:style-name="ce9" office:value-type="float" office:value="14.6162539768138">
            <text:p>14,61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style-name="ce7" office:value-type="float" office:value="6.57544498417264">
            <text:p>6,5754</text:p>
          </table:table-cell>
          <table:table-cell table:style-name="ce11" office:value-type="float" office:value="7.28543454228678">
            <text:p>7,2854</text:p>
          </table:table-cell>
          <table:table-cell/>
          <table:table-cell table:style-name="ce9" office:value-type="float" office:value="14.1094542026873">
            <text:p>14,1095</text:p>
          </table:table-cell>
          <table:table-cell table:style-name="ce9" office:value-type="float" office:value="5.26590793306114">
            <text:p>5,26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0">
            <text:p>400</text:p>
          </table:table-cell>
          <table:table-cell table:style-name="ce7" office:value-type="float" office:value="4.52253205352692">
            <text:p>4,5225</text:p>
          </table:table-cell>
          <table:table-cell table:style-name="ce11" office:value-type="float" office:value="4.41118042463773">
            <text:p>4,4112</text:p>
          </table:table-cell>
          <table:table-cell/>
          <table:table-cell table:style-name="ce9" office:value-type="float" office:value="8.25987640658567">
            <text:p>8,2599</text:p>
          </table:table-cell>
          <table:table-cell table:style-name="ce9" office:value-type="float" office:value="4.55452720252483">
            <text:p>4,55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0">
            <text:p>800</text:p>
          </table:table-cell>
          <table:table-cell table:style-name="ce7" office:value-type="float" office:value="3.97970964823648">
            <text:p>3,9797</text:p>
          </table:table-cell>
          <table:table-cell table:style-name="ce11" office:value-type="float" office:value="2.8655646580447">
            <text:p>2,8656</text:p>
          </table:table-cell>
          <table:table-cell/>
          <table:table-cell table:style-name="ce9" office:value-type="float" office:value="5.33945244450519">
            <text:p>5,3395</text:p>
          </table:table-cell>
          <table:table-cell table:style-name="ce9" office:value-type="float" office:value="3.64467423395989">
            <text:p>3,64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00">
            <text:p>1600</text:p>
          </table:table-cell>
          <table:table-cell table:style-name="ce7" office:value-type="float" office:value="2.92782830282114">
            <text:p>2,9278</text:p>
          </table:table-cell>
          <table:table-cell table:style-name="ce11" office:value-type="float" office:value="1.74817954981651">
            <text:p>1,7482</text:p>
          </table:table-cell>
          <table:table-cell/>
          <table:table-cell table:style-name="ce9" office:value-type="float" office:value="5.24823539345106">
            <text:p>5,2482</text:p>
          </table:table-cell>
          <table:table-cell table:style-name="ce9" office:value-type="float" office:value="2.25581711974861">
            <text:p>2,2558</text:p>
          </table:table-cell>
          <table:table-cell table:number-columns-repeated="11"/>
          <table:table-cell>
            <draw:frame table:end-cell-address="Sheet2.AB53" table:end-x="1.318cm" table:end-y="0.134cm" draw:z-index="2" draw:style-name="gr1" svg:width="21.448cm" svg:height="11.277cm" svg:x="0.193cm" svg:y="0.104cm">
              <draw:object draw:notify-on-update-of-ranges="Sheet2.A18:Sheet2.A18 Sheet2.B18:Sheet2.D18 Sheet2.A19:Sheet2.A19 Sheet2.B19:Sheet2.D19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3200">
            <text:p>3200</text:p>
          </table:table-cell>
          <table:table-cell table:style-name="ce7" office:value-type="float" office:value="1.60514632436831">
            <text:p>1,6051</text:p>
          </table:table-cell>
          <table:table-cell table:style-name="ce11" office:value-type="float" office:value="1.54537414688982">
            <text:p>1,5454</text:p>
          </table:table-cell>
          <table:table-cell/>
          <table:table-cell table:style-name="ce9" office:value-type="float" office:value="3.47641604880644">
            <text:p>3,4764</text:p>
          </table:table-cell>
          <table:table-cell table:style-name="ce9" office:value-type="float" office:value="1.67317158287061">
            <text:p>1,6732</text:p>
          </table:table-cell>
          <table:table-cell>
            <draw:frame table:end-cell-address="Sheet2.Q55" table:end-x="1.899cm" table:end-y="0.069cm" draw:z-index="0" draw:style-name="gr1" svg:width="21.296cm" svg:height="11.738cm" svg:x="0.926cm" svg:y="0.027cm">
              <draw:object draw:notify-on-update-of-ranges="Sheet2.A18:Sheet2.A18 Sheet2.B18:Sheet2.D18 Sheet2.A19:Sheet2.A19 Sheet2.B19:Sheet2.D1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office:value-type="float" office:value="6400">
            <text:p>6400</text:p>
          </table:table-cell>
          <table:table-cell table:style-name="ce7" office:value-type="float" office:value="1.03205447140899">
            <text:p>1,0321</text:p>
          </table:table-cell>
          <table:table-cell table:style-name="ce11" office:value-type="float" office:value="0.710578975436347">
            <text:p>0,7106</text:p>
          </table:table-cell>
          <table:table-cell/>
          <table:table-cell table:style-name="ce9" office:value-type="float" office:value="2.3758961345008">
            <text:p>2,3759</text:p>
          </table:table-cell>
          <table:table-cell table:style-name="ce9" office:value-type="float" office:value="0.87413182209373">
            <text:p>0,87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800">
            <text:p>12800</text:p>
          </table:table-cell>
          <table:table-cell table:style-name="ce7" office:value-type="float" office:value="0.660564641918471">
            <text:p>0,6606</text:p>
          </table:table-cell>
          <table:table-cell table:style-name="ce11" office:value-type="float" office:value="0.804763251876083">
            <text:p>0,8048</text:p>
          </table:table-cell>
          <table:table-cell/>
          <table:table-cell table:style-name="ce9" office:value-type="float" office:value="1.21530118173474">
            <text:p>1,2153</text:p>
          </table:table-cell>
          <table:table-cell table:style-name="ce9" office:value-type="float" office:value="0.689399262860721">
            <text:p>0,68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600">
            <text:p>25600</text:p>
          </table:table-cell>
          <table:table-cell table:style-name="ce7" office:value-type="float" office:value="0.733654900984569">
            <text:p>0,7337</text:p>
          </table:table-cell>
          <table:table-cell table:style-name="ce11" office:value-type="float" office:value="0.639811971010492">
            <text:p>0,6398</text:p>
          </table:table-cell>
          <table:table-cell/>
          <table:table-cell table:style-name="ce9" office:value-type="float" office:value="0.726629793827016">
            <text:p>0,7266</text:p>
          </table:table-cell>
          <table:table-cell table:style-name="ce9" office:value-type="float" office:value="0.396040070459449">
            <text:p>0,396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200">
            <text:p>51200</text:p>
          </table:table-cell>
          <table:table-cell table:style-name="ce7" office:value-type="float" office:value="0.543064485862368">
            <text:p>0,5431</text:p>
          </table:table-cell>
          <table:table-cell table:style-name="ce11" office:value-type="float" office:value="0.433464934559435">
            <text:p>0,4335</text:p>
          </table:table-cell>
          <table:table-cell/>
          <table:table-cell table:style-name="ce9" office:value-type="float" office:value="0.776124871094709">
            <text:p>0,7761</text:p>
          </table:table-cell>
          <table:table-cell table:style-name="ce9" office:value-type="float" office:value="0.408762118050965">
            <text:p>0,40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400">
            <text:p>102400</text:p>
          </table:table-cell>
          <table:table-cell table:style-name="ce7" office:value-type="float" office:value="0.262125680846498">
            <text:p>0,2621</text:p>
          </table:table-cell>
          <table:table-cell table:style-name="ce11" office:value-type="float" office:value="0.223001298320531">
            <text:p>0,2230</text:p>
          </table:table-cell>
          <table:table-cell/>
          <table:table-cell table:style-name="ce9" office:value-type="float" office:value="0.493861657913711">
            <text:p>0,4939</text:p>
          </table:table-cell>
          <table:table-cell table:style-name="ce9" office:value-type="float" office:value="0.281554711593173">
            <text:p>0,28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4800">
            <text:p>204800</text:p>
          </table:table-cell>
          <table:table-cell table:style-name="ce7" office:value-type="float" office:value="0.144267982037059">
            <text:p>0,1443</text:p>
          </table:table-cell>
          <table:table-cell table:style-name="ce11" office:value-type="float" office:value="0.140026135276912">
            <text:p>0,1400</text:p>
          </table:table-cell>
          <table:table-cell/>
          <table:table-cell table:style-name="ce9" office:value-type="float" office:value="0.328591854934729">
            <text:p>0,3286</text:p>
          </table:table-cell>
          <table:table-cell table:style-name="ce9" office:value-type="float" office:value="0.176209654090078">
            <text:p>0,17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9600">
            <text:p>409600</text:p>
          </table:table-cell>
          <table:table-cell table:style-name="ce7" office:value-type="float" office:value="0.165886919784816">
            <text:p>0,1659</text:p>
          </table:table-cell>
          <table:table-cell table:style-name="ce11" office:value-type="float" office:value="0.140787352930219">
            <text:p>0,1408</text:p>
          </table:table-cell>
          <table:table-cell/>
          <table:table-cell table:style-name="ce9" office:value-type="float" office:value="0.19676157295493">
            <text:p>0,1968</text:p>
          </table:table-cell>
          <table:table-cell table:style-name="ce9" office:value-type="float" office:value="0.185509679851426">
            <text:p>0,18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9200">
            <text:p>819200</text:p>
          </table:table-cell>
          <table:table-cell table:style-name="ce8" office:value-type="float" office:value="0.0638588128121569">
            <text:p>0,0639</text:p>
          </table:table-cell>
          <table:table-cell table:style-name="ce12" office:value-type="float" office:value="0.0641777564963">
            <text:p>0,0642</text:p>
          </table:table-cell>
          <table:table-cell/>
          <table:table-cell table:style-name="ce9" office:value-type="float" office:value="0.163418014107377">
            <text:p>0,1634</text:p>
          </table:table-cell>
          <table:table-cell table:style-name="ce9" office:value-type="float" office:value="0.0803161415351964">
            <text:p>0,08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8400">
            <text:p>1638400</text:p>
          </table:table-cell>
          <table:table-cell table:style-name="ce9"/>
          <table:table-cell table:number-columns-repeated="2"/>
          <table:table-cell office:value-type="float" office:value="0.148875823729028">
            <text:p>0,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276800">
            <text:p>3276800</text:p>
          </table:table-cell>
          <table:table-cell table:style-name="ce9"/>
          <table:table-cell table:number-columns-repeated="2"/>
          <table:table-cell office:value-type="float" office:value="0.0759009124560133">
            <text:p>0,08</text:p>
          </table:table-cell>
          <table:table-cell table:number-columns-repeated="13"/>
        </table:table-row>
        <table:table-row table:style-name="ro1" table:number-rows-repeated="3">
          <table:table-cell table:number-columns-repeated="2"/>
          <table:table-cell table:style-name="ce9"/>
          <table:table-cell table:number-columns-repeated="16"/>
        </table:table-row>
        <table:table-row table:style-name="ro1">
          <table:table-cell>
            <draw:frame table:end-cell-address="Sheet2.C53" table:end-x="2.183cm" table:end-y="0.105cm" draw:z-index="5" draw:style-name="gr1" svg:width="6.335cm" svg:height="4.206cm" svg:x="0.965cm" svg:y="0.398cm">
              <draw:object draw:notify-on-update-of-ranges="Sheet2.B24:Sheet2.B39 Sheet2.C8:Sheet2.C8 Sheet2.F24:Sheet2.F39 Sheet2.D8:Sheet2.D8 Sheet2.G24:Sheet2.G37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  <table:table-cell table:style-name="ce9"/>
          <table:table-cell table:number-columns-repeated="16"/>
        </table:table-row>
        <table:table-row table:style-name="ro1" table:number-rows-repeated="5">
          <table:table-cell table:number-columns-repeated="2"/>
          <table:table-cell table:style-name="ce9"/>
          <table:table-cell table:number-columns-repeated="16"/>
        </table:table-row>
        <table:table-row table:style-name="ro1" table:number-rows-repeated="5">
          <table:table-cell table:number-columns-repeated="19"/>
        </table:table-row>
        <table:table-row table:style-name="ro1">
          <table:table-cell>
            <draw:frame table:end-cell-address="Sheet2.C65" table:end-x="1.439cm" table:end-y="0.159cm" draw:z-index="4" draw:style-name="gr1" svg:width="5.284cm" svg:height="4.869cm" svg:x="1.272cm" svg:y="0.238cm">
              <draw:object draw:notify-on-update-of-ranges="Sheet2.B24:Sheet2.B37 Sheet2.C8:Sheet2.C8 Sheet2.C24:Sheet2.C37 Sheet2.D8:Sheet2.D8 Sheet2.D24:Sheet2.D37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7"/>
          <table:table-cell>
            <draw:frame table:end-cell-address="Sheet2.Q83" table:end-x="1.817cm" table:end-y="0.394cm" draw:z-index="3" draw:style-name="gr1" svg:width="20.995cm" svg:height="11.747cm" svg:x="1.145cm" svg:y="0.344cm">
              <draw:object draw:notify-on-update-of-ranges="Sheet2.A18:Sheet2.A18 Sheet2.B9:Sheet2.D9 Sheet2.A19:Sheet2.A19 Sheet2.B10:Sheet2.D1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1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5">
      <number:number number:decimal-places="4" number:min-integer-digits="1" number:grouping="true"/>
    </number:number-style>
    <number:percentage-style style:name="N106">
      <number:number number:decimal-places="2" number:min-integer-digits="3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6">16/09/2011</text:date>, <text:time>15.15.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ziby </meta:initial-creator>
    <meta:creation-date>2011-09-14T10:49:44</meta:creation-date>
    <dc:date>2011-09-16T15:15:01</dc:date>
    <dc:creator>ziby </dc:creator>
    <meta:editing-duration>PT12H56M17S</meta:editing-duration>
    <meta:editing-cycles>23</meta:editing-cycles>
    <meta:generator>OpenOffice.org/3.1$Unix OpenOffice.org_project/310m19$Build-9420</meta:generator>
    <meta:document-statistic meta:table-count="3" meta:cell-count="20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terpolation="cubic-spline"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1.725cm" svg:height="9.088cm" chart:class="chart:line" chart:style-name="ch1">
        <chart:title svg:x="2.925cm" svg:y="0.182cm" chart:style-name="ch2">
          <text:p>Enumerazione su rete piccola</text:p>
        </chart:title>
        <chart:subtitle svg:x="4.301cm" svg:y="0.866cm" chart:style-name="ch3">
          <text:p> (Tubercolosi test)</text:p>
        </chart:subtitle>
        <chart:legend chart:legend-position="bottom" svg:x="3.827cm" svg:y="8.025cm" chart:style-name="ch4"/>
        <chart:plot-area chart:style-name="ch5" table:cell-range-address="enumerazione.B6:enumerazione.B11 enumerazione.A9:enumerazione.A9 enumerazione.D6:enumerazione.D11 enumerazione.A17:enumerazione.A17 enumerazione.D14:enumerazione.D19" chart:data-source-has-labels="both" svg:x="0.267cm" svg:y="1.498cm" svg:width="10.99cm" svg:height="6.367cm">
          <chart:axis chart:dimension="x" chart:name="primary-x" chart:style-name="ch6">
            <chart:title svg:x="5.069cm" svg:y="7.474cm" chart:style-name="ch7">
              <text:p>n° esecuzioni</text:p>
            </chart:title>
            <chart:categories table:cell-range-address="enumerazione.B6:enumerazione.B11"/>
          </chart:axis>
          <chart:axis chart:dimension="y" chart:name="primary-y" chart:style-name="ch6">
            <chart:title svg:x="0.235cm" svg:y="4.607cm" chart:style-name="ch8">
              <text:p>ms</text:p>
            </chart:title>
            <chart:grid chart:style-name="ch9" chart:class="major"/>
          </chart:axis>
          <chart:series chart:style-name="ch10" chart:values-cell-range-address="enumerazione.D6:enumerazione.D11" chart:label-cell-address="enumerazione.A9:enumerazione.A9" chart:class="chart:line">
            <chart:data-point chart:repeated="6"/>
          </chart:series>
          <chart:series chart:style-name="ch11" chart:values-cell-range-address="enumerazione.D14:enumerazione.D19" chart:label-cell-address="enumerazione.A17:enumerazione.A17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enumerazione.A9:enumerazione.A9">nessuna evidenza</text:p>
              </table:table-cell>
              <table:table-cell office:value-type="string">
                <text:p text:id="enumerazione.A17:enumerazione.A17">con evidenza</text:p>
              </table:table-cell>
            </table:table-row>
          </table:table-header-rows>
          <table:table-rows>
            <table:table-row>
              <table:table-cell office:value-type="string">
                <text:p text:id="enumerazione.B6:enumerazione.B11">10</text:p>
              </table:table-cell>
              <table:table-cell office:value-type="float" office:value="42">
                <text:p text:id="enumerazione.D6:enumerazione.D11">42</text:p>
              </table:table-cell>
              <table:table-cell office:value-type="float" office:value="10">
                <text:p text:id="enumerazione.D14:enumerazione.D19"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52cm" svg:height="8.558cm" chart:class="chart:line" chart:style-name="ch1">
        <chart:title svg:x="2.449cm" svg:y="0.172cm" chart:style-name="ch2">
          <text:p>Enumerazione su rete 3sat piccola</text:p>
        </chart:title>
        <chart:legend chart:legend-position="bottom" svg:x="3.841cm" svg:y="7.505cm" chart:style-name="ch3"/>
        <chart:plot-area chart:style-name="ch4" table:cell-range-address="enumerazione.B14:enumerazione.B19 enumerazione.A9:enumerazione.A9 enumerazione.D28:enumerazione.D33 enumerazione.A17:enumerazione.A17 enumerazione.D35:enumerazione.D40" chart:data-source-has-labels="both" svg:x="0.269cm" svg:y="0.846cm" svg:width="11.013cm" svg:height="6.519cm">
          <chart:axis chart:dimension="x" chart:name="primary-x" chart:style-name="ch5">
            <chart:title svg:x="5.082cm" svg:y="6.964cm" chart:style-name="ch6">
              <text:p>n° esecuzioni</text:p>
            </chart:title>
            <chart:categories table:cell-range-address="enumerazione.B14:enumerazione.B19"/>
          </chart:axis>
          <chart:axis chart:dimension="y" chart:name="primary-y" chart:style-name="ch5">
            <chart:title svg:x="0.236cm" svg:y="4.031cm" chart:style-name="ch7">
              <text:p>ms</text:p>
            </chart:title>
            <chart:grid chart:style-name="ch8" chart:class="major"/>
          </chart:axis>
          <chart:series chart:style-name="ch9" chart:values-cell-range-address="enumerazione.D28:enumerazione.D33" chart:label-cell-address="enumerazione.A9:enumerazione.A9" chart:class="chart:line">
            <chart:data-point chart:repeated="6"/>
          </chart:series>
          <chart:series chart:style-name="ch10" chart:values-cell-range-address="enumerazione.D35:enumerazione.D40" chart:label-cell-address="enumerazione.A17:enumerazione.A17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enumerazione.A9:enumerazione.A9">nessuna evidenza</text:p>
              </table:table-cell>
              <table:table-cell office:value-type="string">
                <text:p text:id="enumerazione.A17:enumerazione.A17">con evidenza</text:p>
              </table:table-cell>
            </table:table-row>
          </table:table-header-rows>
          <table:table-rows>
            <table:table-row>
              <table:table-cell office:value-type="string">
                <text:p text:id="enumerazione.B14:enumerazione.B19">10</text:p>
              </table:table-cell>
              <table:table-cell office:value-type="float" office:value="36">
                <text:p text:id="enumerazione.D28:enumerazione.D33">36</text:p>
              </table:table-cell>
              <table:table-cell office:value-type="float" office:value="6">
                <text:p text:id="enumerazione.D35:enumerazione.D40"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vertical="true" chart:connect-bars="false" chart:include-hidden-cells="false" chart:auto-position="true" chart:auto-size="true" chart:treat-empty-cells="leave-gap" chart:series-source="rows" chart:sort-by-x-values="fals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fals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true" chart:origin="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data-label-number="value" chart:data-label-text="false" chart:data-label-symbol="false"/>
      <style:graphic-properties draw:fill-color="#004586"/>
      <style:text-properties fo:font-size="8pt" style:font-size-asian="6pt" style:font-size-complex="6pt"/>
    </style:style>
    <style:style style:name="ch11" style:family="chart">
      <style:chart-properties chart:data-label-number="value" chart:data-label-text="false" chart:data-label-symbol="false"/>
      <style:graphic-properties draw:fill-color="#ff420e"/>
      <style:text-properties fo:font-size="8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1.297cm" svg:height="11.739cm" chart:class="chart:bar" chart:style-name="ch1">
        <chart:title svg:x="10.105cm" svg:y="0.235cm" chart:style-name="ch2">
          <text:p>3SAT</text:p>
        </chart:title>
        <chart:subtitle svg:x="9.166cm" svg:y="0.972cm" chart:style-name="ch3">
          <text:p> (25 nodi, 5 livelli)</text:p>
        </chart:subtitle>
        <chart:legend chart:legend-position="bottom" svg:x="7.766cm" svg:y="10.941cm" chart:style-name="ch4"/>
        <chart:plot-area chart:style-name="ch5" table:cell-range-address="Sheet2.A18:Sheet2.D19" chart:data-source-has-labels="column" svg:x="-0.201cm" svg:y="1.657cm" svg:width="20.648cm" svg:height="8.446cm">
          <chart:axis chart:dimension="x" chart:name="primary-x" chart:style-name="ch6"/>
          <chart:axis chart:dimension="y" chart:name="primary-y" chart:style-name="ch7">
            <chart:title svg:x="10.224cm" svg:y="10.337cm" chart:style-name="ch8">
              <text:p>ms</text:p>
            </chart:title>
            <chart:grid chart:style-name="ch9" chart:class="major"/>
          </chart:axis>
          <chart:series chart:style-name="ch10" chart:values-cell-range-address="Sheet2.B18:Sheet2.D18" chart:label-cell-address="Sheet2.A18:Sheet2.A18" chart:class="chart:bar">
            <chart:data-point chart:repeated="3"/>
          </chart:series>
          <chart:series chart:style-name="ch11" chart:values-cell-range-address="Sheet2.B19:Sheet2.D19" chart:label-cell-address="Sheet2.A19:Sheet2.A1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 text:id="Sheet2.A18:Sheet2.A18">nessuna evidenza</text:p>
              </table:table-cell>
              <table:table-cell office:value-type="float" office:value="629286">
                <text:p text:id="Sheet2.B18:Sheet2.D18">629286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 text:id="Sheet2.A19:Sheet2.A19">evidenza random</text:p>
              </table:table-cell>
              <table:table-cell office:value-type="float" office:value="159681">
                <text:p text:id="Sheet2.B19:Sheet2.D19">159681</text:p>
              </table:table-cell>
              <table:table-cell office:value-type="float" office:value="77">
                <text:p>77</text:p>
              </table:table-cell>
              <table:table-cell office:value-type="float" office:value="89">
                <text:p>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vertical="true" chart:connect-bars="false" chart:include-hidden-cells="false" chart:auto-position="true" chart:auto-size="true" chart:treat-empty-cells="leave-gap" chart:series-source="rows" chart:sort-by-x-values="fals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fals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data-label-number="value" chart:data-label-text="false" chart:data-label-symbol="false"/>
      <style:graphic-properties draw:fill-color="#004586"/>
      <style:text-properties fo:font-size="8pt" style:font-size-asian="6pt" style:font-size-complex="6pt"/>
    </style:style>
    <style:style style:name="ch11" style:family="chart">
      <style:chart-properties chart:data-label-number="value" chart:data-label-text="false" chart:data-label-symbol="false"/>
      <style:graphic-properties draw:fill-color="#ff420e"/>
      <style:text-properties fo:font-size="8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1.449cm" svg:height="11.278cm" chart:class="chart:bar" chart:style-name="ch1">
        <chart:title svg:x="10.181cm" svg:y="0.226cm" chart:style-name="ch2">
          <text:p>3SAT</text:p>
        </chart:title>
        <chart:subtitle svg:x="9.242cm" svg:y="0.954cm" chart:style-name="ch3">
          <text:p> (14 nodi, 4 livelli)</text:p>
        </chart:subtitle>
        <chart:legend chart:legend-position="bottom" svg:x="7.842cm" svg:y="10.489cm" chart:style-name="ch4"/>
        <chart:plot-area chart:style-name="ch5" table:cell-range-address="Sheet2.A18:Sheet2.A19 Sheet2.B15:Sheet2.D16" chart:data-source-has-labels="column" svg:x="-0.198cm" svg:y="1.63cm" svg:width="20.791cm" svg:height="8.039cm">
          <chart:axis chart:dimension="x" chart:name="primary-x" chart:style-name="ch6"/>
          <chart:axis chart:dimension="y" chart:name="primary-y" chart:style-name="ch7">
            <chart:title svg:x="10.298cm" svg:y="9.894cm" chart:style-name="ch8">
              <text:p>ms</text:p>
            </chart:title>
            <chart:grid chart:style-name="ch9" chart:class="major"/>
          </chart:axis>
          <chart:series chart:style-name="ch10" chart:values-cell-range-address="Sheet2.B15:Sheet2.D15" chart:label-cell-address="Sheet2.A18:Sheet2.A18" chart:class="chart:bar">
            <chart:data-point chart:repeated="3"/>
          </chart:series>
          <chart:series chart:style-name="ch11" chart:values-cell-range-address="Sheet2.B16:Sheet2.D16" chart:label-cell-address="Sheet2.A19:Sheet2.A1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 text:id="Sheet2.A18:Sheet2.A18">nessuna evidenza</text:p>
              </table:table-cell>
              <table:table-cell office:value-type="float" office:value="327">
                <text:p text:id="Sheet2.B15:Sheet2.D15">327</text:p>
              </table:table-cell>
              <table:table-cell office:value-type="float" office:value="64">
                <text:p>6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 text:id="Sheet2.A19:Sheet2.A19">evidenza random</text:p>
              </table:table-cell>
              <table:table-cell office:value-type="float" office:value="117">
                <text:p text:id="Sheet2.B16:Sheet2.D16">117</text:p>
              </table:table-cell>
              <table:table-cell office:value-type="float" office:value="87">
                <text:p>87</text:p>
              </table:table-cell>
              <table:table-cell office:value-type="float" office:value="77">
                <text:p>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vertical="true" chart:connect-bars="false" chart:include-hidden-cells="false" chart:auto-position="true" chart:auto-size="true" chart:treat-empty-cells="leave-gap" chart:series-source="rows" chart:sort-by-x-values="fals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fals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origin="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data-label-number="value" chart:data-label-text="false" chart:data-label-symbol="false"/>
      <style:graphic-properties draw:fill-color="#004586"/>
      <style:text-properties fo:font-size="8pt" style:font-size-asian="6pt" style:font-size-complex="6pt"/>
    </style:style>
    <style:style style:name="ch11" style:family="chart">
      <style:chart-properties chart:data-label-number="value" chart:data-label-text="false" chart:data-label-symbol="false"/>
      <style:graphic-properties draw:fill-color="#ff420e"/>
      <style:text-properties fo:font-size="8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1.449cm" svg:height="11.278cm" chart:class="chart:bar" chart:style-name="ch1">
        <chart:title svg:x="10.181cm" svg:y="0.226cm" chart:style-name="ch2">
          <text:p>3SAT</text:p>
        </chart:title>
        <chart:subtitle svg:x="7.615cm" svg:y="0.954cm" chart:style-name="ch3">
          <text:p> (25 nodi, 5 livelli) - scala logaritmica</text:p>
        </chart:subtitle>
        <chart:legend chart:legend-position="bottom" svg:x="7.842cm" svg:y="10.489cm" chart:style-name="ch4"/>
        <chart:plot-area chart:style-name="ch5" table:cell-range-address="Sheet2.A18:Sheet2.D19" chart:data-source-has-labels="column" svg:x="-0.198cm" svg:y="1.63cm" svg:width="20.791cm" svg:height="8.039cm">
          <chart:axis chart:dimension="x" chart:name="primary-x" chart:style-name="ch6"/>
          <chart:axis chart:dimension="y" chart:name="primary-y" chart:style-name="ch7">
            <chart:title svg:x="10.298cm" svg:y="9.894cm" chart:style-name="ch8">
              <text:p>ms</text:p>
            </chart:title>
            <chart:grid chart:style-name="ch9" chart:class="major"/>
          </chart:axis>
          <chart:series chart:style-name="ch10" chart:values-cell-range-address="Sheet2.B18:Sheet2.D18" chart:label-cell-address="Sheet2.A18:Sheet2.A18" chart:class="chart:bar">
            <chart:data-point chart:repeated="3"/>
          </chart:series>
          <chart:series chart:style-name="ch11" chart:values-cell-range-address="Sheet2.B19:Sheet2.D19" chart:label-cell-address="Sheet2.A19:Sheet2.A1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 text:id="Sheet2.A18:Sheet2.A18">nessuna evidenza</text:p>
              </table:table-cell>
              <table:table-cell office:value-type="float" office:value="629286">
                <text:p text:id="Sheet2.B18:Sheet2.D18">629286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 text:id="Sheet2.A19:Sheet2.A19">evidenza random</text:p>
              </table:table-cell>
              <table:table-cell office:value-type="float" office:value="159681">
                <text:p text:id="Sheet2.B19:Sheet2.D19">159681</text:p>
              </table:table-cell>
              <table:table-cell office:value-type="float" office:value="77">
                <text:p>77</text:p>
              </table:table-cell>
              <table:table-cell office:value-type="float" office:value="89">
                <text:p>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vertical="true" chart:connect-bars="false" chart:include-hidden-cells="false" chart:auto-position="true" chart:auto-size="true" chart:treat-empty-cells="leave-gap" chart:series-source="rows" chart:sort-by-x-values="fals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fals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true" chart:origin="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data-label-number="value" chart:data-label-text="false" chart:data-label-symbol="false"/>
      <style:graphic-properties draw:fill-color="#004586"/>
      <style:text-properties fo:font-size="8pt" style:font-size-asian="6pt" style:font-size-complex="6pt"/>
    </style:style>
    <style:style style:name="ch11" style:family="chart">
      <style:chart-properties chart:data-label-number="value" chart:data-label-text="false" chart:data-label-symbol="false"/>
      <style:graphic-properties draw:fill-color="#ff420e"/>
      <style:text-properties fo:font-size="8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0.996cm" svg:height="11.748cm" chart:class="chart:bar" chart:style-name="ch1">
        <chart:title svg:x="9.611cm" svg:y="0.235cm" chart:style-name="ch2">
          <text:p>PolyTree</text:p>
        </chart:title>
        <chart:subtitle svg:x="9.691cm" svg:y="0.972cm" chart:style-name="ch3">
          <text:p> (17 nodi)</text:p>
        </chart:subtitle>
        <chart:legend chart:legend-position="bottom" svg:x="7.616cm" svg:y="10.95cm" chart:style-name="ch4"/>
        <chart:plot-area chart:style-name="ch5" table:cell-range-address="Sheet2.A18:Sheet2.A19 Sheet2.B9:Sheet2.D10" chart:data-source-has-labels="column" svg:x="-0.207cm" svg:y="1.657cm" svg:width="20.365cm" svg:height="8.455cm">
          <chart:axis chart:dimension="x" chart:name="primary-x" chart:style-name="ch6"/>
          <chart:axis chart:dimension="y" chart:name="primary-y" chart:style-name="ch7">
            <chart:title svg:x="10.076cm" svg:y="10.346cm" chart:style-name="ch8">
              <text:p>ms</text:p>
            </chart:title>
            <chart:grid chart:style-name="ch9" chart:class="major"/>
          </chart:axis>
          <chart:series chart:style-name="ch10" chart:values-cell-range-address="Sheet2.B9:Sheet2.D9" chart:label-cell-address="Sheet2.A18:Sheet2.A18" chart:class="chart:bar">
            <chart:data-point chart:repeated="3"/>
          </chart:series>
          <chart:series chart:style-name="ch11" chart:values-cell-range-address="Sheet2.B10:Sheet2.D10" chart:label-cell-address="Sheet2.A19:Sheet2.A1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 text:id="Sheet2.A18:Sheet2.A18">nessuna evidenza</text:p>
              </table:table-cell>
              <table:table-cell office:value-type="float" office:value="344">
                <text:p text:id="Sheet2.B9:Sheet2.D9">344</text:p>
              </table:table-cell>
              <table:table-cell office:value-type="float" office:value="63">
                <text:p>6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 text:id="Sheet2.A19:Sheet2.A19">evidenza random</text:p>
              </table:table-cell>
              <table:table-cell office:value-type="float" office:value="67">
                <text:p text:id="Sheet2.B10:Sheet2.D10">67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terpolation="b-spline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link-data-style-to-source="false" chart:visible="tru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one"/>
      <style:graphic-properties svg:stroke-width="0.088cm" svg:stroke-color="#ff950e" draw:fill-color="#ff95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6.336cm" svg:height="4.207cm" chart:class="chart:line" chart:style-name="ch1">
        <chart:title svg:x="-0.999cm" svg:y="0.085cm" chart:style-name="ch2">
          <text:p>Convergenza della simulazione stocastica</text:p>
        </chart:title>
        <chart:subtitle svg:x="0.482cm" svg:y="0.672cm" chart:style-name="ch3">
          <text:p>(polytree - query con evidenza)</text:p>
        </chart:subtitle>
        <chart:legend chart:legend-position="end" svg:x="4.369cm" svg:y="1.157cm" chart:style-name="ch4"/>
        <chart:plot-area chart:style-name="ch5" table:cell-range-address="Sheet2.B24:Sheet2.B39 Sheet2.C8:Sheet2.D8 Sheet2.F24:Sheet2.F39 Sheet2.G24:Sheet2.G37" chart:data-source-has-labels="both" svg:x="0.051cm" svg:y="1.207cm" svg:width="4.193cm" svg:height="2.949cm">
          <chart:axis chart:dimension="x" chart:name="primary-x" chart:style-name="ch6">
            <chart:title svg:x="1.573cm" svg:y="3.668cm" chart:style-name="ch7">
              <text:p>n° campioni</text:p>
            </chart:title>
            <chart:categories table:cell-range-address="Sheet2.B24:Sheet2.B39"/>
          </chart:axis>
          <chart:axis chart:dimension="y" chart:name="primary-y" chart:style-name="ch8">
            <chart:title svg:x="0.127cm" svg:y="3.017cm" chart:style-name="ch9">
              <text:p>% errore</text:p>
            </chart:title>
            <chart:grid chart:style-name="ch10" chart:class="major"/>
          </chart:axis>
          <chart:series chart:style-name="ch11" chart:values-cell-range-address="Sheet2.F24:Sheet2.F39" chart:label-cell-address="Sheet2.C8:Sheet2.C8" chart:class="chart:line">
            <chart:data-point chart:repeated="16"/>
          </chart:series>
          <chart:series chart:style-name="ch12" chart:values-cell-range-address="Sheet2.G24:Sheet2.G37" chart:label-cell-address="Sheet2.D8:Sheet2.D8" chart:class="chart:line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C8:Sheet2.C8">Rejection sampling</text:p>
              </table:table-cell>
              <table:table-cell office:value-type="string">
                <text:p text:id="Sheet2.D8:Sheet2.D8">Likelihood weighting</text:p>
              </table:table-cell>
            </table:table-row>
          </table:table-header-rows>
          <table:table-rows>
            <table:table-row>
              <table:table-cell office:value-type="string">
                <text:p text:id="Sheet2.B24:Sheet2.B39">100</text:p>
              </table:table-cell>
              <table:table-cell office:value-type="float" office:value="24.7089442706632">
                <text:p text:id="Sheet2.F24:Sheet2.F39">24.7089442706632</text:p>
              </table:table-cell>
              <table:table-cell office:value-type="float" office:value="14.6162539768138">
                <text:p text:id="Sheet2.G24:Sheet2.G37">14.61625397681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.1094542026873">
                <text:p>14.1094542026873</text:p>
              </table:table-cell>
              <table:table-cell office:value-type="float" office:value="5.26590793306114">
                <text:p>5.2659079330611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.25987640658567">
                <text:p>8.25987640658567</text:p>
              </table:table-cell>
              <table:table-cell office:value-type="float" office:value="4.55452720252483">
                <text:p>4.5545272025248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.33945244450519">
                <text:p>5.33945244450519</text:p>
              </table:table-cell>
              <table:table-cell office:value-type="float" office:value="3.64467423395989">
                <text:p>3.64467423395989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5.24823539345106">
                <text:p>5.24823539345106</text:p>
              </table:table-cell>
              <table:table-cell office:value-type="float" office:value="2.25581711974861">
                <text:p>2.25581711974861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3.47641604880644">
                <text:p>3.47641604880644</text:p>
              </table:table-cell>
              <table:table-cell office:value-type="float" office:value="1.67317158287061">
                <text:p>1.67317158287061</text:p>
              </table:table-cell>
            </table:table-row>
            <table:table-row>
              <table:table-cell office:value-type="string">
                <text:p>6400</text:p>
              </table:table-cell>
              <table:table-cell office:value-type="float" office:value="2.3758961345008">
                <text:p>2.3758961345008</text:p>
              </table:table-cell>
              <table:table-cell office:value-type="float" office:value="0.87413182209373">
                <text:p>0.87413182209373</text:p>
              </table:table-cell>
            </table:table-row>
            <table:table-row>
              <table:table-cell office:value-type="string">
                <text:p>12800</text:p>
              </table:table-cell>
              <table:table-cell office:value-type="float" office:value="1.21530118173474">
                <text:p>1.21530118173474</text:p>
              </table:table-cell>
              <table:table-cell office:value-type="float" office:value="0.689399262860721">
                <text:p>0.689399262860721</text:p>
              </table:table-cell>
            </table:table-row>
            <table:table-row>
              <table:table-cell office:value-type="string">
                <text:p>25600</text:p>
              </table:table-cell>
              <table:table-cell office:value-type="float" office:value="0.726629793827016">
                <text:p>0.726629793827016</text:p>
              </table:table-cell>
              <table:table-cell office:value-type="float" office:value="0.396040070459449">
                <text:p>0.396040070459449</text:p>
              </table:table-cell>
            </table:table-row>
            <table:table-row>
              <table:table-cell office:value-type="string">
                <text:p>51200</text:p>
              </table:table-cell>
              <table:table-cell office:value-type="float" office:value="0.776124871094709">
                <text:p>0.776124871094709</text:p>
              </table:table-cell>
              <table:table-cell office:value-type="float" office:value="0.408762118050965">
                <text:p>0.408762118050965</text:p>
              </table:table-cell>
            </table:table-row>
            <table:table-row>
              <table:table-cell office:value-type="string">
                <text:p>102400</text:p>
              </table:table-cell>
              <table:table-cell office:value-type="float" office:value="0.493861657913711">
                <text:p>0.493861657913711</text:p>
              </table:table-cell>
              <table:table-cell office:value-type="float" office:value="0.281554711593173">
                <text:p>0.281554711593173</text:p>
              </table:table-cell>
            </table:table-row>
            <table:table-row>
              <table:table-cell office:value-type="string">
                <text:p>204800</text:p>
              </table:table-cell>
              <table:table-cell office:value-type="float" office:value="0.328591854934729">
                <text:p>0.328591854934729</text:p>
              </table:table-cell>
              <table:table-cell office:value-type="float" office:value="0.176209654090078">
                <text:p>0.176209654090078</text:p>
              </table:table-cell>
            </table:table-row>
            <table:table-row>
              <table:table-cell office:value-type="string">
                <text:p>409600</text:p>
              </table:table-cell>
              <table:table-cell office:value-type="float" office:value="0.19676157295493">
                <text:p>0.19676157295493</text:p>
              </table:table-cell>
              <table:table-cell office:value-type="float" office:value="0.185509679851426">
                <text:p>0.185509679851426</text:p>
              </table:table-cell>
            </table:table-row>
            <table:table-row>
              <table:table-cell office:value-type="string">
                <text:p>819200</text:p>
              </table:table-cell>
              <table:table-cell office:value-type="float" office:value="0.163418014107377">
                <text:p>0.163418014107377</text:p>
              </table:table-cell>
              <table:table-cell office:value-type="float" office:value="0.0803161415351964">
                <text:p>0.0803161415351964</text:p>
              </table:table-cell>
            </table:table-row>
            <table:table-row>
              <table:table-cell office:value-type="string">
                <text:p>1638400</text:p>
              </table:table-cell>
              <table:table-cell office:value-type="float" office:value="0.148875823729028">
                <text:p>0.1488758237290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76800</text:p>
              </table:table-cell>
              <table:table-cell office:value-type="float" office:value="0.0759009124560133">
                <text:p>0.0759009124560133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terpolation="b-spline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link-data-style-to-source="false" chart:visible="tru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one"/>
      <style:graphic-properties svg:stroke-width="0.088cm" svg:stroke-color="#ff950e" draw:fill-color="#ff95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5.285cm" svg:height="4.87cm" chart:class="chart:line" chart:style-name="ch1">
        <chart:title svg:x="-1.525cm" svg:y="0.098cm" chart:style-name="ch2">
          <text:p>Convergenza della simulazione stocastica</text:p>
        </chart:title>
        <chart:subtitle svg:x="-0.255cm" svg:y="0.698cm" chart:style-name="ch3">
          <text:p>(polytree - query senza evidenza)</text:p>
        </chart:subtitle>
        <chart:legend chart:legend-position="end" svg:x="3.498cm" svg:y="1.012cm" chart:style-name="ch4"/>
        <chart:plot-area chart:style-name="ch5" table:cell-range-address="Sheet2.B24:Sheet2.D37 Sheet2.C8:Sheet2.D8" chart:data-source-has-labels="both" svg:x="0.009cm" svg:y="1.246cm" svg:width="3.385cm" svg:height="3.534cm">
          <chart:axis chart:dimension="x" chart:name="primary-x" chart:style-name="ch6">
            <chart:title svg:x="1.127cm" svg:y="4.305cm" chart:style-name="ch7">
              <text:p>n° campioni</text:p>
            </chart:title>
            <chart:categories table:cell-range-address="Sheet2.B24:Sheet2.B37"/>
          </chart:axis>
          <chart:axis chart:dimension="y" chart:name="primary-y" chart:style-name="ch8">
            <chart:title svg:x="0.106cm" svg:y="3.349cm" chart:style-name="ch9">
              <text:p>% errore</text:p>
            </chart:title>
            <chart:grid chart:style-name="ch10" chart:class="major"/>
          </chart:axis>
          <chart:series chart:style-name="ch11" chart:values-cell-range-address="Sheet2.C24:Sheet2.C37" chart:label-cell-address="Sheet2.C8:Sheet2.C8" chart:class="chart:line">
            <chart:data-point chart:repeated="14"/>
          </chart:series>
          <chart:series chart:style-name="ch12" chart:values-cell-range-address="Sheet2.D24:Sheet2.D37" chart:label-cell-address="Sheet2.D8:Sheet2.D8" chart:class="chart:line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C8:Sheet2.C8">Rejection sampling</text:p>
              </table:table-cell>
              <table:table-cell office:value-type="string">
                <text:p text:id="Sheet2.D8:Sheet2.D8">Likelihood weighting</text:p>
              </table:table-cell>
            </table:table-row>
          </table:table-header-rows>
          <table:table-rows>
            <table:table-row>
              <table:table-cell office:value-type="string">
                <text:p text:id="Sheet2.B24:Sheet2.B37">100</text:p>
              </table:table-cell>
              <table:table-cell office:value-type="float" office:value="15.2985733799749">
                <text:p text:id="Sheet2.C24:Sheet2.C37">15.2985733799749</text:p>
              </table:table-cell>
              <table:table-cell office:value-type="float" office:value="16.071657611194">
                <text:p text:id="Sheet2.D24:Sheet2.D37">16.0716576111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57544498417264">
                <text:p>6.57544498417264</text:p>
              </table:table-cell>
              <table:table-cell office:value-type="float" office:value="7.28543454228678">
                <text:p>7.2854345422867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52253205352692">
                <text:p>4.52253205352692</text:p>
              </table:table-cell>
              <table:table-cell office:value-type="float" office:value="4.41118042463773">
                <text:p>4.4111804246377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.97970964823648">
                <text:p>3.97970964823648</text:p>
              </table:table-cell>
              <table:table-cell office:value-type="float" office:value="2.8655646580447">
                <text:p>2.8655646580447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2.92782830282114">
                <text:p>2.92782830282114</text:p>
              </table:table-cell>
              <table:table-cell office:value-type="float" office:value="1.74817954981651">
                <text:p>1.74817954981651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1.60514632436831">
                <text:p>1.60514632436831</text:p>
              </table:table-cell>
              <table:table-cell office:value-type="float" office:value="1.54537414688982">
                <text:p>1.54537414688982</text:p>
              </table:table-cell>
            </table:table-row>
            <table:table-row>
              <table:table-cell office:value-type="string">
                <text:p>6400</text:p>
              </table:table-cell>
              <table:table-cell office:value-type="float" office:value="1.03205447140899">
                <text:p>1.03205447140899</text:p>
              </table:table-cell>
              <table:table-cell office:value-type="float" office:value="0.710578975436347">
                <text:p>0.710578975436347</text:p>
              </table:table-cell>
            </table:table-row>
            <table:table-row>
              <table:table-cell office:value-type="string">
                <text:p>12800</text:p>
              </table:table-cell>
              <table:table-cell office:value-type="float" office:value="0.660564641918471">
                <text:p>0.660564641918471</text:p>
              </table:table-cell>
              <table:table-cell office:value-type="float" office:value="0.804763251876083">
                <text:p>0.804763251876083</text:p>
              </table:table-cell>
            </table:table-row>
            <table:table-row>
              <table:table-cell office:value-type="string">
                <text:p>25600</text:p>
              </table:table-cell>
              <table:table-cell office:value-type="float" office:value="0.733654900984569">
                <text:p>0.733654900984569</text:p>
              </table:table-cell>
              <table:table-cell office:value-type="float" office:value="0.639811971010492">
                <text:p>0.639811971010492</text:p>
              </table:table-cell>
            </table:table-row>
            <table:table-row>
              <table:table-cell office:value-type="string">
                <text:p>51200</text:p>
              </table:table-cell>
              <table:table-cell office:value-type="float" office:value="0.543064485862368">
                <text:p>0.543064485862368</text:p>
              </table:table-cell>
              <table:table-cell office:value-type="float" office:value="0.433464934559435">
                <text:p>0.433464934559435</text:p>
              </table:table-cell>
            </table:table-row>
            <table:table-row>
              <table:table-cell office:value-type="string">
                <text:p>102400</text:p>
              </table:table-cell>
              <table:table-cell office:value-type="float" office:value="0.262125680846498">
                <text:p>0.262125680846498</text:p>
              </table:table-cell>
              <table:table-cell office:value-type="float" office:value="0.223001298320531">
                <text:p>0.223001298320531</text:p>
              </table:table-cell>
            </table:table-row>
            <table:table-row>
              <table:table-cell office:value-type="string">
                <text:p>204800</text:p>
              </table:table-cell>
              <table:table-cell office:value-type="float" office:value="0.144267982037059">
                <text:p>0.144267982037059</text:p>
              </table:table-cell>
              <table:table-cell office:value-type="float" office:value="0.140026135276912">
                <text:p>0.140026135276912</text:p>
              </table:table-cell>
            </table:table-row>
            <table:table-row>
              <table:table-cell office:value-type="string">
                <text:p>409600</text:p>
              </table:table-cell>
              <table:table-cell office:value-type="float" office:value="0.165886919784816">
                <text:p>0.165886919784816</text:p>
              </table:table-cell>
              <table:table-cell office:value-type="float" office:value="0.140787352930219">
                <text:p>0.140787352930219</text:p>
              </table:table-cell>
            </table:table-row>
            <table:table-row>
              <table:table-cell office:value-type="string">
                <text:p>819200</text:p>
              </table:table-cell>
              <table:table-cell office:value-type="float" office:value="0.0638588128121569">
                <text:p>0.0638588128121569</text:p>
              </table:table-cell>
              <table:table-cell office:value-type="float" office:value="0.0641777564963">
                <text:p>0.064177756496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